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5-01-1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4-01-1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3-01-0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1-12-3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0-12-30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20-01-1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9-01-1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8-01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7-01-05 16:1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6-01-05 19:19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5-01-05 21:3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4-01-13 20:4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3-01-03 20:0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1-01-14 20:1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10-01-11 16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9-01-22 19:2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8-01-18 18:0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7-01-03 17:4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6-01-11 23:5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5-01-07 22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3-01-06 15:3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2-01-07 22:1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1-01-02 23:1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2000-01-10 20:2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9-01-13 20:1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8-01-15 17:2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1310980351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